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f5ed" officeooo:paragraph-rsid="0000f5ed"/>
    </style:style>
    <style:style style:name="P2" style:family="paragraph" style:parent-style-name="Standard">
      <style:paragraph-properties fo:text-align="end" style:justify-single-word="false"/>
      <style:text-properties officeooo:rsid="0000f5ed" officeooo:paragraph-rsid="0000f5ed"/>
    </style:style>
    <style:style style:name="P3" style:family="paragraph" style:parent-style-name="Standard">
      <style:paragraph-properties fo:text-align="start" style:justify-single-word="false"/>
      <style:text-properties officeooo:rsid="0000f5ed" officeooo:paragraph-rsid="0000f5ed"/>
    </style:style>
    <style:style style:name="P4" style:family="paragraph" style:parent-style-name="Standard">
      <style:paragraph-properties fo:text-align="start" style:justify-single-word="false"/>
      <style:text-properties officeooo:paragraph-rsid="0000f5ed"/>
    </style:style>
    <style:style style:name="P5" style:family="paragraph" style:parent-style-name="Standard">
      <style:paragraph-properties fo:text-align="start" style:justify-single-word="false"/>
      <style:text-properties officeooo:rsid="0001ce0e" officeooo:paragraph-rsid="0001ce0e"/>
    </style:style>
    <style:style style:name="P6" style:family="paragraph" style:parent-style-name="Standard">
      <style:paragraph-properties fo:text-align="start" style:justify-single-word="false"/>
      <style:text-properties officeooo:rsid="0002f0d3" officeooo:paragraph-rsid="0002f0d3"/>
    </style:style>
    <style:style style:name="T1" style:family="text">
      <style:text-properties officeooo:rsid="0000f5e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SOFTWARE SYSTEM</text:p>
      <text:p text:style-name="P1">QUIZ 2 ANSWERS</text:p>
      <text:p text:style-name="P2">Arya Mirani</text:p>
      <text:p text:style-name="P2">2024101145</text:p>
      <text:p text:style-name="P3"/>
      <text:p text:style-name="P3"/>
      <text:p text:style-name="P3">Q1) </text:p>
      <text:p text:style-name="P4"/>
      <text:p text:style-name="P4"><text:span text:style-name="T1">a) </text:span>Git will reject the push because the remote repository has updates that <text:span text:style-name="T1">we</text:span> don’t have locally. <text:span text:style-name="T1">To resolve it, we will pull the changes first and then we will resolve any merge conflicts and then merge if needed.</text:span></text:p>
      <text:p text:style-name="P4"/>
      <text:p text:style-name="P3">b)We must have forgotten to do git add . This needs to be done before commiting, otherwise we will just be commiting the message and no other files.</text:p>
      <text:p text:style-name="P3"/>
      <text:p text:style-name="P4"><text:span text:style-name="T1">c) git checkout testing or git switch testing</text:span></text:p>
      <text:p text:style-name="P4"/>
      <text:p text:style-name="P3">d) git reset --soft HEAD~1</text:p>
      <text:p text:style-name="P3"/>
      <text:p text:style-name="P3"/>
      <text:p text:style-name="P3">Q2)</text:p>
      <text:p text:style-name="P3"/>
      <text:p text:style-name="P3">a) head -n 5 data.txr</text:p>
      <text:p text:style-name="P3"/>
      <text:p text:style-name="P3">b) sed -i ‘s/HTML/CSS/g’ input.txt</text:p>
      <text:p text:style-name="P3"/>
      <text:p text:style-name="P3">c) sed -n '5,10p' report.txt</text:p>
      <text:p text:style-name="P3"/>
      <text:p text:style-name="P3">d) Code:</text:p>
      <text:p text:style-name="P3"/>
      <text:p text:style-name="P4">#!/bin/bash</text:p>
      <text:p text:style-name="P4">filename="$1"</text:p>
      <text:p text:style-name="P4">if [ ! -f "$filename" ]; then</text:p>
      <text:p text:style-name="P4"><text:s text:c="4"/>echo "Error: $filename does not exist."</text:p>
      <text:p text:style-name="P4"><text:s text:c="4"/>exit 1</text:p>
      <text:p text:style-name="P4">fi</text:p>
      <text:p text:style-name="P4">line_count=$(wc -l &lt; "$filename")</text:p>
      <text:p text:style-name="P4">echo "The file '$filename' has $line_count lines."</text:p>
      <text:p text:style-name="P4"/>
      <text:p text:style-name="P4"/>
      <text:p text:style-name="P5">Q3)</text:p>
      <text:p text:style-name="P5"/>
      <text:p text:style-name="P5">a) SELECT name, salary FROM employees WHERE department = 'Engineering' AND salary &gt; 50000;</text:p>
      <text:p text:style-name="P5"/>
      <text:p text:style-name="P5">b) SELECT department, AVG(salary) AS average_salary FROM employees GROUP BY department ORDER BY average_salary DESC;</text:p>
      <text:p text:style-name="P5"/>
      <text:p text:style-name="P5"><text:soft-page-break/>c) db.employees.updateOne(</text:p>
      <text:p text:style-name="P5"><text:s text:c="2"/>{ name: "John Doe" },</text:p>
      <text:p text:style-name="P5"><text:s text:c="2"/>{ $inc: { salary: 10000 } }</text:p>
      <text:p text:style-name="P5">);</text:p>
      <text:p text:style-name="P5"/>
      <text:p text:style-name="P5">d) db.orders.aggregate([</text:p>
      <text:p text:style-name="P5"><text:s text:c="2"/>{ $match: { status: "delivered" } },</text:p>
      <text:p text:style-name="P5"><text:s text:c="2"/>{ $group: { _id: null, total_revenue: { $sum: "$total_price" } } }</text:p>
      <text:p text:style-name="P5">]);</text:p>
      <text:p text:style-name="P5"/>
      <text:p text:style-name="P5"/>
      <text:p text:style-name="P5">Q4)</text:p>
      <text:p text:style-name="P5"/>
      <text:p text:style-name="P5">a) </text:p>
      <text:p text:style-name="P5"><text:tab/>‘a’ – Append Mode – Writes the data in continuation to the previously exisiting data. Does not overwrite.</text:p>
      <text:p text:style-name="P5"><text:tab/></text:p>
      <text:p text:style-name="P5"><text:tab/>‘x’ – Exclusive Mode – Creates a new file for writing. Error if the file already exists.</text:p>
      <text:p text:style-name="P5"><text:tab/></text:p>
      <text:p text:style-name="P5"><text:tab/>‘b’ – Binary Mode – Used for binary files. Opens the file in binary mode.</text:p>
      <text:p text:style-name="P5"/>
      <text:p text:style-name="P5"><text:tab/>‘t’ – Text Mode – Opens the file in text mode.</text:p>
      <text:p text:style-name="P5"/>
      <text:p text:style-name="P5">b) Readlines is inefficient because it reads the entire file into the memory at once. This can lead to very high memory usage.</text:p>
      <text:p text:style-name="P5"/>
      <text:p text:style-name="P5">Alt Method: Take line by line</text:p>
      <text:p text:style-name="P5"/>
      <text:p text:style-name="P5">file = open("largefile.txt", "r")</text:p>
      <text:p text:style-name="P5">try:</text:p>
      <text:p text:style-name="P5"><text:s text:c="4"/>for line in file:</text:p>
      <text:p text:style-name="P5"><text:s text:c="8"/>print(line.strip())</text:p>
      <text:p text:style-name="P5">finally:</text:p>
      <text:p text:style-name="P5"><text:s text:c="4"/>file.close() </text:p>
      <text:p text:style-name="P5"/>
      <text:p text:style-name="P5">c) Closing files will remove the file from the buffer and free up system resources. That is why it is so important.</text:p>
      <text:p text:style-name="P5"/>
      <text:p text:style-name="P5">With automatically closes the file after the block is executed, even if an error occurs. This means that there will never be a time where the file is open for a prolonged period of time unnecessarily. </text:p>
      <text:p text:style-name="P5"/>
      <text:p text:style-name="P5">Example: </text:p>
      <text:p text:style-name="P5">with open("data.txt", "r") as file:</text:p>
      <text:p text:style-name="P5"><text:s text:c="4"/>content = file.read()</text:p>
      <text:p text:style-name="P5"/>
      <text:p text:style-name="P5"><text:soft-page-break/>In the above example if there is any error that has occurred, it will show the error but also first close the file and then show the error as at the end, we come out of the with block.</text:p>
      <text:p text:style-name="P5"/>
      <text:p text:style-name="P5"/>
      <text:p text:style-name="P6">Q5)</text:p>
      <text:p text:style-name="P6"><text:s/></text:p>
      <text:p text:style-name="P6">a) print(n.dim) will print the dimensions which is 2. Hence the output is 2.</text:p>
      <text:p text:style-name="P6"/>
      <text:p text:style-name="P6">printf(n.size) will print the number of elements which are 20. Hence the output is 20.</text:p>
      <text:p text:style-name="P6"/>
      <text:p text:style-name="P6">b) array([</text:p>
      <text:p text:style-name="P6"><text:s/>[0.19, 0.13, 0.71],</text:p>
      <text:p text:style-name="P6"><text:s/>[0.91, 0.64, 0.55],</text:p>
      <text:p text:style-name="P6"><text:s/>[0.43, 0.67, 0.24],</text:p>
      <text:p text:style-name="P6"><text:s/>[0.25, 0.98, 0.72]</text:p>
      <text:p text:style-name="P6">])</text:p>
      <text:p text:style-name="P6"/>
      <text:p text:style-name="P6"/>
      <text:p text:style-name="P6">c)</text:p>
      <text:p text:style-name="P6"/>
      <text:p text:style-name="P6">fig, axs = plt.subplots(2, 2)</text:p>
      <text:p text:style-name="P6">axs[0, 0].plot([1, 2, 3], [4, 5, 6])<text:tab/><text:tab/>#line plot</text:p>
      <text:p text:style-name="P6">axs[0, 1].scatter([1, 2, 3], [6, 5, 4])<text:tab/><text:tab/>#scatter plot</text:p>
      <text:p text:style-name="P6">axs[1, 0].bar([1, 2, 3], [3, 2, 1])<text:tab/><text:tab/>#bar plot</text:p>
      <text:p text:style-name="P6">axs[1, 1].hist([1, 1, 2, 3, 3, 3, 4])<text:tab/><text:tab/>#histogram</text:p>
      <text:p text:style-name="P6">plt.tight_layout()</text:p>
      <text:p text:style-name="P6">plt.show()</text:p>
      <text:p text:style-name="P6"/>
      <text:p text:style-name="P6"/>
      <text:p text:style-name="P6"/>
      <text:p text:style-name="P6">Q6)</text:p>
      <text:p text:style-name="P6"/>
      <text:p text:style-name="P6">a) Blank 1 : </text:p>
      <text:p text:style-name="P6"/>
      <text:p text:style-name="P6">&lt;form action=”/submit” method=”__post__”&gt;</text:p>
      <text:p text:style-name="P6"/>
      <text:p text:style-name="P6">Blank 2:</text:p>
      <text:p text:style-name="P6"/>
      <text:p text:style-name="P6">&lt;input type="number" id="age" name="age" __min=”18”__&gt;&lt;br&gt;&lt;br&gt;</text:p>
      <text:p text:style-name="P6"/>
      <text:p text:style-name="P6">b) &lt;a href="https://sports.iiit.ac.in" target="_blank"&gt;Sports&lt;/a&gt;</text:p>
      <text:p text:style-name="P6"/>
      <text:p text:style-name="P6">c) align-items: __center__;</text:p>
      <text:p text:style-name="P6"><text:s text:c="4"/>width: __100%__;</text:p>
      <text:p text:style-name="P6"/>
      <text:p text:style-name="P6"/>
      <text:p text:style-name="P6"><text:soft-page-break/></text:p>
      <text:p text:style-name="P6">Q7) </text:p>
      <text:p text:style-name="P6"/>
      <text:p text:style-name="P6">a)</text:p>
      <text:p text:style-name="P6"/>
      <text:p text:style-name="P6">var is function-scoped, it can be redeclared and reassigned.</text:p>
      <text:p text:style-name="P6"><text:s text:c="2"/>var x = 10;</text:p>
      <text:p text:style-name="P6"><text:s text:c="2"/>var x = 20; </text:p>
      <text:p text:style-name="P6"><text:s text:c="2"/>console.log(x); // Ans : 20</text:p>
      <text:p text:style-name="P6"/>
      <text:p text:style-name="P6">let is block-scoped, it cannot be redeclared but can be reassigned</text:p>
      <text:p text:style-name="P6"/>
      <text:p text:style-name="P6"><text:s text:c="2"/>let y = 30;</text:p>
      <text:p text:style-name="P6"><text:s text:c="2"/>// let y = 40; // not allowed</text:p>
      <text:p text:style-name="P6"><text:s text:c="2"/>y = 40;</text:p>
      <text:p text:style-name="P6"><text:s text:c="2"/>console.log(y); // 40</text:p>
      <text:p text:style-name="P6"/>
      <text:p text:style-name="P6"/>
      <text:p text:style-name="P6">const: block-scoped, cannot be redeclared or reassigned</text:p>
      <text:p text:style-name="P6"/>
      <text:p text:style-name="P6"><text:s text:c="2"/>const z = 50;</text:p>
      <text:p text:style-name="P6"><text:s text:c="2"/>// z = 60; // not allowed</text:p>
      <text:p text:style-name="P6"><text:s text:c="2"/>console.log(z); // 50</text:p>
      <text:p text:style-name="P6"/>
      <text:p text:style-name="P6"/>
      <text:p text:style-name="P6">b ) Blanks 1:</text:p>
      <text:p text:style-name="P6">document.querySelector('.btn').<text:span text:style-name="T2">addEventListener</text:span>('click', function() {</text:p>
      <text:p text:style-name="P6"/>
      <text:p text:style-name="P6">Blank 2:</text:p>
      <text:p text:style-name="P6">document.querySelector('.box').<text:span text:style-name="T2">style.backgroundColor </text:span>= 'blue';</text:p>
      <text:p text:style-name="P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4T19:42:26.029077129</meta:creation-date>
    <dc:date>2025-05-04T20:16:30.611533781</dc:date>
    <meta:editing-duration>PT41S</meta:editing-duration>
    <meta:editing-cycles>1</meta:editing-cycles>
    <meta:document-statistic meta:table-count="0" meta:image-count="0" meta:object-count="0" meta:page-count="4" meta:paragraph-count="101" meta:word-count="608" meta:character-count="3659" meta:non-whitespace-character-count="3059"/>
    <meta:generator>LibreOffice/25.2.3.2$Linux_X86_64 LibreOffice_project/520$Build-2</meta:generator>
  </office:meta>
</office:document-meta>
</file>